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0000000F19F7331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4.92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style:font-name="Calibri" fo:font-size="22pt" style:font-size-asian="22pt" style:font-size-complex="22pt"/>
    </style:style>
    <style:style style:name="T1" style:family="text">
      <style:text-properties style:font-name="Calibri" fo:font-size="22pt" style:font-size-asian="22pt" style:font-size-complex="22pt"/>
    </style:style>
    <style:style style:name="T2" style:family="text">
      <style:text-properties style:text-position="super 58%" style:font-name="Calibr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63cm" svg:height="7.175cm" svg:x="0cm" svg:y="1.525cm">
          <draw:image xlink:href="Pictures/10000000000002C0000000F19F73317F.png" xlink:type="simple" xlink:show="embed" xlink:actuate="onLoad">
            <text:p/>
          </draw:image>
        </draw:frame>
        <draw:custom-shape draw:style-name="gr2" draw:text-style-name="P3" draw:layer="layout" svg:width="5.424cm" svg:height="1.2cm" draw:transform="skewX (0.0343829862642883) translate (14.217cm 1.9cm)">
          <text:p text:style-name="P2"><text:span text:style-name="T1">(ml s</text:span><text:span text:style-name="T2">-1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20:51:11.140000000</dc:date>
    <meta:editing-duration>PT3H56M45S</meta:editing-duration>
    <meta:editing-cycles>53</meta:editing-cycles>
    <meta:generator>LibreOffice/4.3.2.2$Windows_x86 LibreOffice_project/edfb5295ba211bd31ad47d0bad0118690f76407d</meta:generator>
    <meta:document-statistic meta:object-count="2"/>
  </office:meta>
</office:document-meta>
</file>